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/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line-height="100%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line-height="100%"/>
      <style:text-properties fo:font-size="60pt" style:font-size-asian="60pt" style:font-size-complex="60pt"/>
    </style:style>
    <style:style style:name="P6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e-st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ecommerce platform for online merchants. </text:p>
              </text:list-item>
              <text:list-item>
                <text:p>It provides the power to reach more customers and sell more products. </text:p>
              </text:list-item>
              <text:list-item>
                <text:p>It <text:s/>enables businesses to experience an integrated workflow for their business – Inventory &amp; Order Management and Customer Service under one platfor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Default-title" draw:text-style-name="P1" draw:layer="layout" svg:width="25.199cm" svg:height="1.741cm" svg:x="1.4cm" svg:y="1.719cm" presentation:class="title" presentation:user-transformed="true">
          <draw:text-box>
            <text:p text:style-name="P1"><text:span text:style-name="T2">Chart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<text:span text:style-name="T2">Vision</text:span></text:p>
            <text:p text:style-name="P3">To be the most trusted integrated e-commerce platform for merchants</text:p>
            <text:p text:style-name="P3"/>
            <text:p text:style-name="P3"><text:span text:style-name="T2">Mission</text:span></text:p>
            <text:p text:style-name="P3">To develop a platform with utmost regards in security and customer satisfaction in the e-commerce indust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Default-outline1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3">Principles</text:span></text:p>
            <text:p text:style-name="P5"><text:span text:style-name="T4">Secure Transactions</text:span></text:p>
            <text:p text:style-name="P5"><text:span text:style-name="T4">Scalability and Sp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Features</text:span></text:p>
          </draw:text-box>
        </draw:frame>
        <draw:frame presentation:style-name="pr5" draw:text-style-name="P7" draw:layer="layout" svg:width="25.199cm" svg:height="13.628cm" svg:x="1.4cm" svg:y="4.914cm" presentation:class="outline" presentation:user-transformed="true">
          <draw:text-box>
            <text:p text:style-name="P7"><text:span text:style-name="T6">Admin Dashboard </text:span></text:p>
            <text:p text:style-name="P7"><text:span text:style-name="T7">Order Management </text:span></text:p>
            <text:p text:style-name="P7"><text:span text:style-name="T7">Inventory management</text:span></text:p>
            <text:p text:style-name="P7"><text:span text:style-name="T8"/></text:p>
            <text:p text:style-name="P7"><text:span text:style-name="T6">Store Catalog / Store Page</text:span></text:p>
            <text:p text:style-name="P7"><text:span text:style-name="T7">Filter products</text:span></text:p>
            <text:p text:style-name="P7"><text:span text:style-name="T7">Product Social Sharing</text:span></text:p>
            <text:p text:style-name="P7"><text:span text:style-name="T7">Favorite Products / Add to wishlist</text:span></text:p>
            <text:p text:style-name="P7"><text:span text:style-name="T7">Search Product </text:span></text:p>
            <text:p text:style-name="P7"><text:span text:style-name="T7">Rate &amp; Add Feedback </text:span></text:p>
            <text:p text:style-name="P7"><text:span text:style-name="T7">Related Product Section</text:span></text:p>
            <text:p text:style-name="P7"><text:span text:style-name="T8"/></text:p>
            <text:p text:style-name="P7"><text:span text:style-name="T6">Add to cart / Payment Integration</text:span></text:p>
            <text:p text:style-name="P7"><text:span text:style-name="T6">Reports &amp;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9"><text:span text:style-name="T2">Features</text:span></text:p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p><text:span text:style-name="T2">Admin Login</text:span></text:p>
            <text:p><text:span text:style-name="T2">Customer Login &amp; Registration </text:span></text:p>
            <text:p><text:span text:style-name="T2"/></text:p>
            <text:p><text:span text:style-name="T9">Customer Dashboard</text:span></text:p>
            <text:p>View orders</text:p>
            <text:p>Request Returns</text:p>
            <text:p>Re-order bought item</text:p>
            <text:p>Create a customer ticket</text:p>
            <text:p>View Customer Tickets</text:p>
            <text:p/>
            <text:p><text:span text:style-name="T2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245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20pt" fo:font-style="normal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1.12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6pt" fo:font-style="normal" style:text-underline-style="none" fo:font-weight="normal" style:font-name-asian="Arial1" style:font-family-asian="Arial" style:font-family-generic-asian="swiss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left="0cm" fo:margin-right="0cm" fo:margin-top="0.995cm" fo:margin-bottom="0.249cm" fo:line-height="115%" fo:text-align="start" fo:text-indent="0cm" style:text-autospace="none" style:writing-mode="lr-tb"/>
      <style:text-properties fo:color="#434343" style:text-line-through-style="none" style:text-line-through-type="none" style:font-name="Arial1" fo:font-family="Arial" style:font-family-generic="swiss" style:font-pitch="variable" fo:font-size="14pt" fo:font-style="normal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Heading_20_4" style:display-name="Heading 4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746cm" fo:margin-bottom="0.249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746cm" fo:margin-bottom="0.249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1pt" fo:font-style="italic" style:text-underline-style="none" fo:font-weight="normal" style:font-name-asian="Arial1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5:21:24.022260782</meta:creation-date>
    <dc:date>2016-02-12T15:21:47.277577279</dc:date>
    <meta:editing-duration>PT5M28S</meta:editing-duration>
    <meta:editing-cycles>7</meta:editing-cycles>
    <meta:generator>LibreOffice/4.2.8.2$Linux_X86_64 LibreOffice_project/420m0$Build-2</meta:generator>
    <meta:document-statistic meta:object-count="45"/>
  </office:meta>
</office:document-meta>
</file>